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3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8.63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1.11pt double-thin #000000" style:border-line-width-bottom="0.018cm 0.004cm 0.018cm" fo:border-left="none" fo:border-right="none" style:rotation-align="none" fo:border-top="none"/>
    </style:style>
    <style:style style:name="ce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column table:style-name="co6" table:number-columns-repeated="96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# Weeks</text:p>
          </table:table-cell>
          <table:table-cell table:style-name="ce4" table:number-columns-repeated="60"/>
          <table:table-cell table:style-name="ce5" table:number-columns-repeated="960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 Software infrastructure <text:s text:c="49"/></text:p>
          </table:table-cell>
          <table:table-cell/>
          <table:table-cell office:value-type="string" calcext:value-type="string">
            <text:p>Build Bonsai ML AP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C#-Python communica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#-R communication 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#-Matlab communica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table:formula="of:=SUM([.D3:.D7])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1 Video-based behavioral analysis</text:p>
          </table:table-cell>
          <table:table-cell office:value-type="string" calcext:value-type="string">
            <text:p>MoSeq</text:p>
          </table:table-cell>
          <table:table-cell office:value-type="string" calcext:value-type="string">
            <text:p>learn functionality of MoSe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stall and run MoSe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MoSeq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MoSeq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MoSeq state inference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8:.D12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haveNet</text:p>
          </table:table-cell>
          <table:table-cell office:value-type="string" calcext:value-type="string">
            <text:p>learn functionality of BehaveN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BehaveNet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BehaveNet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BehaveNet state inferences and reconstructed video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13:.D1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-VAE</text:p>
          </table:table-cell>
          <table:table-cell office:value-type="string" calcext:value-type="string">
            <text:p>learn functionalit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to analyze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online state inferences and reconstructed videos to Bonsai behavioral video</text:p>
          </table:table-cell>
          <table:table-cell office:value-type="float" office:value="2" calcext:value-type="float">
            <text:p>2</text:p>
          </table:table-cell>
          <table:table-cell table:formula="of:=SUM([.D17:.D20])" office:value-type="float" office:value="8" calcext:value-type="float">
            <text:p>8</text:p>
          </table:table-cell>
          <table:table-cell table:formula="of:=SUM([.D8:.D20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2.1 Spike detection and sorting</text:p>
          </table:table-cell>
          <table:table-cell/>
          <table:table-cell office:value-type="string" calcext:value-type="string">
            <text:p>Zero-crossing spike detecti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Kiloso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grate Kiloso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arn MountainSor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grate MountainSort</text:p>
          </table:table-cell>
          <table:table-cell office:value-type="float" office:value="1" calcext:value-type="float">
            <text:p>1</text:p>
          </table:table-cell>
          <table:table-cell table:formula="of:=SUM([.D21:.D25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2 Low-dimensional representations of spiking data</text:p>
          </table:table-cell>
          <table:table-cell office:value-type="string" calcext:value-type="string">
            <text:p>GLDS</text:p>
          </table:table-cell>
          <table:table-cell office:value-type="string" calcext:value-type="string">
            <text:p>learn LD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GLDS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GLD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GLDS: compute latents for spikes recorded by Bonsai and display the latents in Bonsai</text:p>
          </table:table-cell>
          <table:table-cell office:value-type="float" office:value="4" calcext:value-type="float">
            <text:p>4</text:p>
          </table:table-cell>
          <table:table-cell table:formula="of:=SUM([.D26:.D29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DS</text:p>
          </table:table-cell>
          <table:table-cell office:value-type="string" calcext:value-type="string">
            <text:p>understand PLDS Matlab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PLDS to analyze neural datad GLDS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PL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0:.D3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MM</text:p>
          </table:table-cell>
          <table:table-cell office:value-type="string" calcext:value-type="string">
            <text:p>learn about HMM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HMM R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HMM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PL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3:.D36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PFA</text:p>
          </table:table-cell>
          <table:table-cell office:value-type="string" calcext:value-type="string">
            <text:p>learn about GPF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GPFA Matlab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GPFA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GPFA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37:.D4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GPFA</text:p>
          </table:table-cell>
          <table:table-cell office:value-type="string" calcext:value-type="string">
            <text:p>understand svGPFA Pytho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svGPFA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svGPFA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41:.D43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ADS</text:p>
          </table:table-cell>
          <table:table-cell office:value-type="string" calcext:value-type="string">
            <text:p>learn about autoencoders and RNN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nderstand LFADS Python c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 LFADS to analyze neural dat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terface Bonsai with LFADS: compute latents for spikes recorded by Bonsai and display the latents in Bonsai</text:p>
          </table:table-cell>
          <table:table-cell office:value-type="float" office:value="2" calcext:value-type="float">
            <text:p>2</text:p>
          </table:table-cell>
          <table:table-cell table:formula="of:=SUM([.D44:.D47])" office:value-type="float" office:value="8" calcext:value-type="float">
            <text:p>8</text:p>
          </table:table-cell>
          <table:table-cell table:formula="of:=SUM([.D26:.D47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2.2.3 Low-dimensional representation of LFPs</text:p>
          </table:table-cell>
          <table:table-cell/>
          <table:table-cell office:value-type="string" calcext:value-type="string">
            <text:p>extract LFPs from neuropixel record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isualize LFPs in Bonsa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pply GLDS, GPFA, HMM and LFADS to LFPs and visualize them in Bonsai</text:p>
          </table:table-cell>
          <table:table-cell office:value-type="float" office:value="4" calcext:value-type="float">
            <text:p>4</text:p>
          </table:table-cell>
          <table:table-cell table:formula="of:=SUM([.D48:.D5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4 Neural decoding</text:p>
          </table:table-cell>
          <table:table-cell/>
          <table:table-cell office:value-type="string" calcext:value-type="string">
            <text:p>add scikit-learn classifiers for independent features (support vector classifier, k-nearest neighbor, naive bayes, ANN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d sktime classifiers for time series</text:p>
          </table:table-cell>
          <table:table-cell office:value-type="float" office:value="3" calcext:value-type="float">
            <text:p>3</text:p>
          </table:table-cell>
          <table:table-cell table:formula="of:=SUM([.D51:.D52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2.2.5 Comparing multiple data-analysis methods</text:p>
          </table:table-cell>
          <table:table-cell/>
          <table:table-cell office:value-type="string" calcext:value-type="string">
            <text:p>neural data preproces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ural data analysis with all methods</text:p>
          </table:table-cell>
          <table:table-cell office:value-type="float" office:value="4" calcext:value-type="float">
            <text:p>4</text:p>
          </table:table-cell>
          <table:table-cell table:formula="of:=SUM([.D53:.D54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erence attenda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shop preparatio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(weeks)</text:p>
          </table:table-cell>
          <table:table-cell table:number-columns-repeated="2"/>
          <table:table-cell table:formula="of:=SUM([.D4:.D57])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(years)</text:p>
          </table:table-cell>
          <table:table-cell table:number-columns-repeated="2"/>
          <table:table-cell table:formula="of:=[.D59]/48" office:value-type="float" office:value="2.70833333333333" calcext:value-type="float">
            <text:p>2.70833333333333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fo:background-color="transparent"/>
    </style:style>
    <style:style style:name="Text_20_6" style:display-name="Text 6" style:family="table-cell" style:parent-style-name="Default" style:data-style-name="N0">
      <style:table-cell-properties fo:background-color="transparent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9:40:45.666668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0:39:11</meta:creation-date>
    <dc:language>en-GB</dc:language>
    <dc:date>2021-11-16T22:42:54.158336624</dc:date>
    <meta:editing-cycles>8</meta:editing-cycles>
    <meta:editing-duration>PT12H35M22S</meta:editing-duration>
    <meta:generator>LibreOffice/6.4.6.2$Linux_X86_64 LibreOffice_project/40$Build-2</meta:generator>
    <meta:document-statistic meta:table-count="1" meta:cell-count="154" meta:object-count="0"/>
  </office:meta>
</office:document-meta>
</file>